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fo:background-color="#008080"/>
    </style:style>
    <style:style style:name="P2" style:family="paragraph" style:parent-style-name="Standard">
      <style:text-properties fo:background-color="#ffff00"/>
    </style:style>
    <style:style style:name="P3" style:family="paragraph" style:parent-style-name="Standard">
      <style:text-properties fo:background-color="#ff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ubert</text:p>
      <text:p text:style-name="P1">*Login*</text:p>
      <text:p text:style-name="P1">Hello, I'm going to show you how the use case online reservation is executed using Team e's website. The screen you're currently seeing is the login page. Every visitor is required to log in before he can issue a reservation. +Login+</text:p>
      <text:p text:style-name="P1"/>
      <text:p text:style-name="P1">*Main Page*</text:p>
      <text:p text:style-name="P1">After you've logged in, you're presented with the main reservation page. You can log out by pressing the „logout button“ +frame+, change your user – information by pressing the „change your information button“ +frame+ or issue a reservation by operating the controls in the lower part of the screen +frame+.</text:p>
      <text:p text:style-name="P1"/>
      <text:p text:style-name="P1">*Change user information*</text:p>
      <text:p text:style-name="P1">This screen will appear if you press the „change your information“ button. It allows you to change your personal information. When you have finished editing your data, you can return to the main page by pressing the „save“ button +frame+. You can also return there by pressing the return button of your browser.</text:p>
      <text:p text:style-name="Standard"/>
      <text:p text:style-name="P2">Markus</text:p>
      <text:p text:style-name="P2">*Main Page*</text:p>
      <text:p text:style-name="P2">To issue a reservation, simply click into the „start date“ and „end date“ fields +frame+ and select your desired start and end date from the appearing date picker +frame+. If you are ready to proceed, press the „next Step“ button +frame+.</text:p>
      <text:p text:style-name="P2"/>
      <text:p text:style-name="P2">*Room Selection*</text:p>
      <text:p text:style-name="P2">Another area has appeared, the „room selection“ area. You are required to fill in the „room category“ +frame+ and „board category“ +frame+, if you are bringing a dog you have to check the „dog“ checkbox +frame. If you want to add an additional room, press the „add another room“ button +frame+, if you want to remove a room press the „remove room“ button +frame+.</text:p>
      <text:p text:style-name="P2">If you are ready to proceed, press the „next step“ button +frame+.</text:p>
      <text:p text:style-name="P2"/>
      <text:p text:style-name="P3">Johannes</text:p>
      <text:p text:style-name="P3">*Information review*</text:p>
      <text:p text:style-name="P3">In this screen you are given the opportunity to review your personal information. If something about it is not right, correct it by editing the respective fields. If you are ready to proceed, press the „next step“ button +frame+</text:p>
      <text:p text:style-name="P3"/>
      <text:p text:style-name="P3">*Reservation review*</text:p>
      <text:p text:style-name="P3">This last screen allows you to review your reservation for a last time before issuing it. If you are satisfied with it, press the „Finish“ button*</text:p>
      <text:p text:style-name="P3"/>
      <text:p text:style-name="P3">*Reservation confirmation*</text:p>
      <text:p text:style-name="P3">You have now successfully issued a reservation. You can now log out by pressing the log out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bias Meusburger</meta:initial-creator>
    <meta:creation-date>2012-06-11T19:27:49.85</meta:creation-date>
    <meta:document-statistic meta:table-count="0" meta:image-count="0" meta:object-count="0" meta:page-count="1" meta:paragraph-count="20" meta:word-count="379" meta:character-count="2146"/>
    <dc:date>2012-06-11T20:46:43.58</dc:date>
    <dc:creator>Tobias Meusburger</dc:creator>
    <meta:editing-duration>PT00H02M12S</meta:editing-duration>
    <meta:editing-cycles>1</meta:editing-cycles>
    <meta:generator>OpenOffice.org/3.2$Win32 OpenOffice.org_project/320m18$Build-9502</meta:generator>
  </office:meta>
</office:document-meta>
</file>